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c56" officeooo:paragraph-rsid="00096c56"/>
    </style:style>
    <style:style style:name="P2" style:family="paragraph" style:parent-style-name="Standard">
      <style:text-properties fo:font-size="15pt" fo:font-weight="bold" officeooo:rsid="00096c56" officeooo:paragraph-rsid="00096c56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96c56"/>
    </style:style>
    <style:style style:name="P4" style:family="paragraph" style:parent-style-name="Standard">
      <style:text-properties officeooo:paragraph-rsid="000e046b"/>
    </style:style>
    <style:style style:name="P5" style:family="paragraph" style:parent-style-name="Standard">
      <style:text-properties officeooo:paragraph-rsid="001538f1"/>
    </style:style>
    <style:style style:name="P6" style:family="paragraph" style:parent-style-name="Standard">
      <style:text-properties officeooo:paragraph-rsid="001e6f64"/>
    </style:style>
    <style:style style:name="P7" style:family="paragraph" style:parent-style-name="Standard">
      <style:text-properties fo:font-size="15pt" fo:font-weight="normal" officeooo:rsid="000dbd3f" officeooo:paragraph-rsid="000dbd3f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bold" officeooo:rsid="001538f1" officeooo:paragraph-rsid="001538f1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1e6f64"/>
    </style:style>
    <style:style style:name="P10" style:family="paragraph" style:parent-style-name="Standard">
      <style:text-properties fo:font-weight="bold" officeooo:paragraph-rsid="001e6f64" style:font-weight-asian="bold" style:font-weight-complex="bold"/>
    </style:style>
    <style:style style:name="T1" style:family="text">
      <style:text-properties fo:font-weight="normal" officeooo:rsid="000b3b13" style:font-weight-asian="normal" style:font-weight-complex="normal"/>
    </style:style>
    <style:style style:name="T2" style:family="text">
      <style:text-properties fo:font-size="15pt" fo:font-weight="bold" officeooo:rsid="00096c56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ab1e0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c03b6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dbd3f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5dd7f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a8bc4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a3274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155a2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75d8e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28b120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29f915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2c2a52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1ebda8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3181a4" style:font-size-asian="15pt" style:font-weight-asian="bold" style:font-size-complex="15pt" style:font-weight-complex="bold"/>
    </style:style>
    <style:style style:name="T16" style:family="text">
      <style:text-properties fo:font-size="15pt" fo:font-weight="normal" officeooo:rsid="000ab1e0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0b3b13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0c03b6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0c8e9e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0dbd3f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0e046b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0ef526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10729d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10f3c9" style:font-size-asian="15pt" style:font-weight-asian="normal" style:font-size-complex="15pt" style:font-weight-complex="normal"/>
    </style:style>
    <style:style style:name="T25" style:family="text">
      <style:text-properties fo:font-size="15pt" fo:font-weight="normal" officeooo:rsid="00123c31" style:font-size-asian="15pt" style:font-weight-asian="normal" style:font-size-complex="15pt" style:font-weight-complex="normal"/>
    </style:style>
    <style:style style:name="T26" style:family="text">
      <style:text-properties fo:font-size="15pt" fo:font-weight="normal" officeooo:rsid="0015dd7f" style:font-size-asian="15pt" style:font-weight-asian="normal" style:font-size-complex="15pt" style:font-weight-complex="normal"/>
    </style:style>
    <style:style style:name="T27" style:family="text">
      <style:text-properties fo:font-size="15pt" fo:font-weight="normal" officeooo:rsid="001657b9" style:font-size-asian="15pt" style:font-weight-asian="normal" style:font-size-complex="15pt" style:font-weight-complex="normal"/>
    </style:style>
    <style:style style:name="T28" style:family="text">
      <style:text-properties fo:font-size="15pt" fo:font-weight="normal" officeooo:rsid="001538f1" style:font-size-asian="15pt" style:font-weight-asian="normal" style:font-size-complex="15pt" style:font-weight-complex="normal"/>
    </style:style>
    <style:style style:name="T29" style:family="text">
      <style:text-properties fo:font-size="15pt" fo:font-weight="normal" officeooo:rsid="00173ef1" style:font-size-asian="15pt" style:font-weight-asian="normal" style:font-size-complex="15pt" style:font-weight-complex="normal"/>
    </style:style>
    <style:style style:name="T30" style:family="text">
      <style:text-properties fo:font-size="15pt" fo:font-weight="normal" officeooo:rsid="001a3274" style:font-size-asian="15pt" style:font-weight-asian="normal" style:font-size-complex="15pt" style:font-weight-complex="normal"/>
    </style:style>
    <style:style style:name="T31" style:family="text">
      <style:text-properties fo:font-size="15pt" fo:font-weight="normal" officeooo:rsid="001a8bc4" style:font-size-asian="15pt" style:font-weight-asian="normal" style:font-size-complex="15pt" style:font-weight-complex="normal"/>
    </style:style>
    <style:style style:name="T32" style:family="text">
      <style:text-properties fo:font-size="15pt" fo:font-weight="normal" officeooo:rsid="001d0b12" style:font-size-asian="15pt" style:font-weight-asian="normal" style:font-size-complex="15pt" style:font-weight-complex="normal"/>
    </style:style>
    <style:style style:name="T33" style:family="text">
      <style:text-properties fo:font-size="15pt" fo:font-weight="normal" officeooo:rsid="001ebda8" style:font-size-asian="15pt" style:font-weight-asian="normal" style:font-size-complex="15pt" style:font-weight-complex="normal"/>
    </style:style>
    <style:style style:name="T34" style:family="text">
      <style:text-properties fo:font-size="15pt" fo:font-weight="normal" officeooo:rsid="001fd3e1" style:font-size-asian="15pt" style:font-weight-asian="normal" style:font-size-complex="15pt" style:font-weight-complex="normal"/>
    </style:style>
    <style:style style:name="T35" style:family="text">
      <style:text-properties fo:font-size="15pt" fo:font-weight="normal" officeooo:rsid="002155a2" style:font-size-asian="15pt" style:font-weight-asian="normal" style:font-size-complex="15pt" style:font-weight-complex="normal"/>
    </style:style>
    <style:style style:name="T36" style:family="text">
      <style:text-properties fo:font-size="15pt" fo:font-weight="normal" officeooo:rsid="0023e06a" style:font-size-asian="15pt" style:font-weight-asian="normal" style:font-size-complex="15pt" style:font-weight-complex="normal"/>
    </style:style>
    <style:style style:name="T37" style:family="text">
      <style:text-properties fo:font-size="15pt" fo:font-weight="normal" officeooo:rsid="0026a7d8" style:font-size-asian="15pt" style:font-weight-asian="normal" style:font-size-complex="15pt" style:font-weight-complex="normal"/>
    </style:style>
    <style:style style:name="T38" style:family="text">
      <style:text-properties fo:font-size="15pt" fo:font-weight="normal" officeooo:rsid="00275d8e" style:font-size-asian="15pt" style:font-weight-asian="normal" style:font-size-complex="15pt" style:font-weight-complex="normal"/>
    </style:style>
    <style:style style:name="T39" style:family="text">
      <style:text-properties fo:font-size="15pt" fo:font-weight="normal" officeooo:rsid="0028b120" style:font-size-asian="15pt" style:font-weight-asian="normal" style:font-size-complex="15pt" style:font-weight-complex="normal"/>
    </style:style>
    <style:style style:name="T40" style:family="text">
      <style:text-properties fo:font-size="15pt" fo:font-weight="normal" officeooo:rsid="0029f915" style:font-size-asian="15pt" style:font-weight-asian="normal" style:font-size-complex="15pt" style:font-weight-complex="normal"/>
    </style:style>
    <style:style style:name="T41" style:family="text">
      <style:text-properties fo:font-size="15pt" fo:font-weight="normal" officeooo:rsid="002bf310" style:font-size-asian="15pt" style:font-weight-asian="normal" style:font-size-complex="15pt" style:font-weight-complex="normal"/>
    </style:style>
    <style:style style:name="T42" style:family="text">
      <style:text-properties fo:font-size="15pt" fo:font-weight="normal" officeooo:rsid="002c2a52" style:font-size-asian="15pt" style:font-weight-asian="normal" style:font-size-complex="15pt" style:font-weight-complex="normal"/>
    </style:style>
    <style:style style:name="T43" style:family="text">
      <style:text-properties fo:font-size="15pt" fo:font-weight="normal" officeooo:rsid="002c3008" style:font-size-asian="15pt" style:font-weight-asian="normal" style:font-size-complex="15pt" style:font-weight-complex="normal"/>
    </style:style>
    <style:style style:name="T44" style:family="text">
      <style:text-properties fo:font-size="15pt" fo:font-weight="normal" officeooo:rsid="002cfb1f" style:font-size-asian="15pt" style:font-weight-asian="normal" style:font-size-complex="15pt" style:font-weight-complex="normal"/>
    </style:style>
    <style:style style:name="T45" style:family="text">
      <style:text-properties fo:font-size="15pt" fo:font-weight="normal" officeooo:rsid="002da71a" style:font-size-asian="15pt" style:font-weight-asian="normal" style:font-size-complex="15pt" style:font-weight-complex="normal"/>
    </style:style>
    <style:style style:name="T46" style:family="text">
      <style:text-properties fo:font-size="15pt" fo:font-weight="normal" officeooo:rsid="002f5c87" style:font-size-asian="15pt" style:font-weight-asian="normal" style:font-size-complex="15pt" style:font-weight-complex="normal"/>
    </style:style>
    <style:style style:name="T47" style:family="text">
      <style:text-properties fo:font-size="15pt" fo:font-weight="normal" officeooo:rsid="003181a4" style:font-size-asian="15pt" style:font-weight-asian="normal" style:font-size-complex="15pt" style:font-weight-complex="normal"/>
    </style:style>
    <style:style style:name="T48" style:family="text">
      <style:text-properties fo:font-size="15pt" officeooo:rsid="002c3008" style:font-size-asian="15pt" style:font-size-complex="15pt"/>
    </style:style>
    <style:style style:name="T49" style:family="text">
      <style:text-properties fo:font-size="15pt" officeooo:rsid="002f5c8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SA</text:p>
      <text:p text:style-name="P1"/>
      <text:p text:style-name="P2">Primitive Data Structures</text:p>
      <text:p text:style-name="P3"><text:span text:style-name="T2"><text:tab/></text:span><text:span text:style-name="T3">Integers</text:span><text:span text:style-name="T16">: itha nama count pana and loop la iterate pana use panikalam. </text:span><text:span text:style-name="T17">Arithmetic operation. Array la indexing kaga use.Flags/Markers ha algorithm la use panikalam(</text:span><text:span text:style-name="T1">e.g., using 0 and 1 to represent states).</text:span></text:p>
      <text:p text:style-name="P3"><text:span text:style-name="T1"><text:tab/></text:span><text:span text:style-name="T4">Floats/Double: </text:span><text:span text:style-name="T18">scientific calculation and financial calculation panna use panikalam. Mesurment panna use panikalam like height, weight, temprature. Statistics kuda use panikalam average, percentage.</text:span></text:p>
      <text:p text:style-name="P3"><text:span text:style-name="T18"><text:tab/></text:span><text:span text:style-name="T4">Characters</text:span><text:span text:style-name="T18">: </text:span><text:span text:style-name="T19">single single character ha store pana use panikalam. </text:span><text:span text:style-name="T20">Itha vachi </text:span></text:p>
      <text:p text:style-name="P7">character analysis panalam like isDigit, isAlphabet.</text:p>
      <text:p text:style-name="P4"><text:span text:style-name="T20"><text:tab/></text:span><text:span text:style-name="T5">Booleans:</text:span><text:span text:style-name="T20"> </text:span><text:span text:style-name="T21">Logical Operation panna use pankialam like true/false </text:span><text:span text:style-name="T22">evaluate pannik next enna nadakanum solalam.</text:span><text:span text:style-name="T23">Control flow handle panalam like loop, if-else statement.</text:span><text:span text:style-name="T24">Flags ha kuda use panikalam success/failure, </text:span><text:span text:style-name="T25">status.</text:span></text:p>
      <text:p text:style-name="P4"><text:span text:style-name="T25"/></text:p>
      <text:p text:style-name="P8">Linear Data Structures</text:p>
      <text:p text:style-name="P5"><text:span text:style-name="T28"><text:tab/></text:span><text:span text:style-name="T6">Array</text:span><text:span text:style-name="T26">:</text:span><text:span text:style-name="T27">An array is a fundamental linear data structure. </text:span><text:span text:style-name="T29">Ithu memories are stored in contiguous memory locations.</text:span><text:span text:style-name="T30">Each element access panna indexing use panuvom.</text:span></text:p>
      <text:p text:style-name="P5"><text:span text:style-name="T8"><text:tab/>Storing and Accessing Data:</text:span><text:span text:style-name="T31">Arrays can store collections of similar data types.Elements quick ha access pana indexing use pani retrive, modify panikalam specific values only.</text:span></text:p>
      <text:p text:style-name="P6"><text:span text:style-name="T31"><text:tab/></text:span><text:span text:style-name="T7">Implementing Other Data Structures: </text:span><text:span text:style-name="T32">Stacks and Queue la implement pani irruku.</text:span><text:span text:style-name="T33">Binary heap la implement panni irrukanga priority ques la. </text:span><text:span text:style-name="T34">Matrics</text:span><text:span text:style-name="T36">(2D array)</text:span><text:span text:style-name="T34"> la use pannikalm also grid and tables <text:s/></text:span><text:span text:style-name="T35">ha kuda use panikalm.<text:tab/></text:span></text:p>
      <text:p text:style-name="P6"><text:span text:style-name="T9"><text:tab/>Algorithmic Applications:</text:span><text:span text:style-name="T10"> </text:span><text:span text:style-name="T38">itha vachi tha </text:span><text:span text:style-name="T11">search</text:span><text:span text:style-name="T39"> </text:span><text:span text:style-name="T37">Linear search and binary search la use panikalam. </text:span><text:span text:style-name="T12">Sorting</text:span><text:span text:style-name="T40"> la quicksort, mergesort, bubblesort, Insertion</text:span><text:span text:style-name="T41">sort,Selectionsort,Heapsort.</text:span><text:span text:style-name="T13">Sliding Window techniques</text:span><text:span text:style-name="T42"> la use panuvaom like Maximum/Minimum find panna , sum panna,</text:span><text:span text:style-name="T13"> Two-Pointer Techniques:</text:span><text:span text:style-name="T42"> </text:span><text:span text:style-name="T43">like pivolt element choose panni panvom la .</text:span></text:p>
      <text:p text:style-name="P10"><text:span text:style-name="T48"><text:tab/>Graphical Applications: </text:span><text:span text:style-name="T44">Images process pannalam like x, y </text:span><text:span text:style-name="T45">values mentiion panna array use panuvom</text:span><text:span text:style-name="T46">. </text:span><text:span text:style-name="T49">Game Development </text:span><text:span text:style-name="T46">la dash board and levels show panna use panuvom.</text:span></text:p>
      <text:p text:style-name="P10"><text:span text:style-name="Strong_20_Emphasis"><text:span text:style-name="T49"><text:tab/>Scheduling Algorithms:</text:span></text:span><text:span text:style-name="T46"> Store time slots, resource allocations.</text:span></text:p>
      <text:p text:style-name="P6"><text:span text:style-name="T33"><text:tab/></text:span><text:span text:style-name="T14">Dynamic Memory Allocation: </text:span><text:span text:style-name="T47">dynamic memeory allocations panna use panuvom like growable natu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6:34:14.686644138</meta:creation-date>
    <dc:date>2024-08-28T07:07:18.405070989</dc:date>
    <meta:editing-duration>PT41M38S</meta:editing-duration>
    <meta:editing-cycles>42</meta:editing-cycles>
    <meta:generator>LibreOffice/24.2.4.2$Linux_X86_64 LibreOffice_project/420$Build-2</meta:generator>
    <meta:document-statistic meta:table-count="0" meta:image-count="0" meta:object-count="0" meta:page-count="1" meta:paragraph-count="15" meta:word-count="269" meta:character-count="2016" meta:non-whitespace-character-count="1743"/>
  </office:meta>
</office:document-meta>
</file>